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2" style:family="table-cell" style:parent-style-name="Default" style:data-style-name="N113">
      <style:text-properties fo:color="#ff0000"/>
    </style:style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21" style:family="table-cell" style:parent-style-name="Default" style:data-style-name="N113"/>
    <style:style style:name="ce48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3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48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32" office:value-type="float" office:value="1692" calcext:value-type="float">
            <text:p>1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32" office:value-type="float" office:value="1203" calcext:value-type="float">
            <text:p>1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32" office:value-type="float" office:value="1091" calcext:value-type="float">
            <text:p>1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32" office:value-type="float" office:value="1180" calcext:value-type="float">
            <text:p>1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32" office:value-type="float" office:value="1052" calcext:value-type="float">
            <text:p>1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32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32" office:value-type="float" office:value="1113.5" calcext:value-type="float">
            <text:p>1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32" office:value-type="float" office:value="1048" calcext:value-type="float">
            <text:p>1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32" office:value-type="float" office:value="1260" calcext:value-type="float">
            <text:p>1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32" office:value-type="float" office:value="1059" calcext:value-type="float">
            <text:p>1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500" calcext:value-type="float">
            <text:p>500</text:p>
          </table:table-cell>
          <table:table-cell table:style-name="ce42" office:value-type="float" office:value="1602" calcext:value-type="float">
            <text:p>1,602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800" calcext:value-type="float">
            <text:p>800</text:p>
          </table:table-cell>
          <table:table-cell table:style-name="ce42" office:value-type="float" office:value="1355.75" calcext:value-type="float">
            <text:p>1,355.8</text:p>
          </table:table-cell>
          <table:table-cell table:number-columns-repeated="16379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11" calcext:value-type="float">
            <text:p>1011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5"/>
        </table:table-row>
        <table:table-row table:style-name="ro2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400" calcext:value-type="float">
            <text:p>400</text:p>
          </table:table-cell>
          <table:table-cell office:value-type="float" office:value="665.75" calcext:value-type="float">
            <text:p>665.8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/>
          <table:table-cell table:style-name="ce26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32" office:value-type="float" office:value="1815" calcext:value-type="float">
            <text:p>1815.0</text:p>
          </table:table-cell>
          <table:table-cell table:style-name="ce10" table:formula="of:=[.D141]*([.F141]-[.E141])" office:value-type="float" office:value="19.9999999999818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200" calcext:value-type="float">
            <text:p>200</text:p>
          </table:table-cell>
          <table:table-cell office:value-type="float" office:value="865.5" calcext:value-type="float">
            <text:p>865.5</text:p>
          </table:table-cell>
          <table:table-cell office:value-type="float" office:value="866" calcext:value-type="float">
            <text:p>866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ワタミ</text:p>
          </table:table-cell>
          <table:table-cell office:value-type="float" office:value="7522" calcext:value-type="float">
            <text:p>7522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,018.0</text:p>
          </table:table-cell>
          <table:table-cell office:value-type="float" office:value="1028" calcext:value-type="float">
            <text:p>1028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number-columns-repeated="16378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アウトソーシング</text:p>
          </table:table-cell>
          <table:table-cell office:value-type="float" office:value="2427" calcext:value-type="float">
            <text:p>2427</text:p>
          </table:table-cell>
          <table:table-cell office:value-type="float" office:value="200" calcext:value-type="float">
            <text:p>200</text:p>
          </table:table-cell>
          <table:table-cell office:value-type="float" office:value="1166.5" calcext:value-type="float">
            <text:p>1,166.5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32" office:value-type="float" office:value="1127" calcext:value-type="float">
            <text:p>1127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宝ホールディングス</text:p>
          </table:table-cell>
          <table:table-cell office:value-type="float" office:value="2531" calcext:value-type="float">
            <text:p>2531</text:p>
          </table:table-cell>
          <table:table-cell office:value-type="float" office:value="400" calcext:value-type="float">
            <text:p>400</text:p>
          </table:table-cell>
          <table:table-cell office:value-type="float" office:value="1178.5" calcext:value-type="float">
            <text:p>1,178.5</text:p>
          </table:table-cell>
          <table:table-cell table:number-columns-repeated="16379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200" calcext:value-type="float">
            <text:p>200</text:p>
          </table:table-cell>
          <table:table-cell office:value-type="float" office:value="703" calcext:value-type="float">
            <text:p>703.0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旭化成</text:p>
          </table:table-cell>
          <table:table-cell office:value-type="float" office:value="3407" calcext:value-type="float">
            <text:p>3407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,009.0</text:p>
          </table:table-cell>
          <table:table-cell table:number-columns-repeated="16379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エムアップホールディングス</text:p>
          </table:table-cell>
          <table:table-cell office:value-type="float" office:value="3661" calcext:value-type="float">
            <text:p>3661</text:p>
          </table:table-cell>
          <table:table-cell office:value-type="float" office:value="200" calcext:value-type="float">
            <text:p>200</text:p>
          </table:table-cell>
          <table:table-cell office:value-type="float" office:value="1055.5" calcext:value-type="float">
            <text:p>1,055.5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32" office:value-type="float" office:value="1347" calcext:value-type="float">
            <text:p>1347.0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0" calcext:value-type="date">
            <text:p>2023/11/20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32" office:value-type="float" office:value="1280" calcext:value-type="float">
            <text:p>1280.0</text:p>
          </table:table-cell>
          <table:table-cell table:style-name="ce10" table:formula="of:=[.D154]*([.F154]-[.E154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00/00/00</text:date>, <text:time style:data-style-name="N2" text:time-value="08:15:10.3268480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0T15:02:21.849084657</dc:date>
    <meta:editing-duration>P4DT16H43M20S</meta:editing-duration>
    <meta:editing-cycles>848</meta:editing-cycles>
    <meta:document-statistic meta:table-count="2" meta:cell-count="1363" meta:object-count="0"/>
  </office:meta>
</office:document-meta>
</file>